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6D6B2E96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4" style:family="graphic" style:parent-style-name="standard">
      <style:graphic-properties draw:stroke="none" svg:stroke-color="#000000" draw:fill="none" draw:fill-color="#ffffff" fo:min-height="2.75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pr1" style:family="presentation" style:parent-style-name="BrightBlue-subtitle">
      <style:graphic-properties draw:fill-color="#ffffff" draw:auto-grow-height="true" fo:min-height="1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subtitle">
      <style:graphic-properties draw:fill-color="#ffffff" fo:min-height="2.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subtitle">
      <style:graphic-properties draw:fill-color="#ffffff" fo:min-height="4.8cm"/>
    </style:style>
    <style:style style:name="pr6" style:family="presentation" style:parent-style-name="BrightBlue-subtitle">
      <style:graphic-properties draw:fill-color="#ffffff" fo:min-height="3.785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-color="#ffffff"/>
      <style:text-properties fo:font-size="48pt" style:font-size-asian="48pt" style:font-size-complex="48pt"/>
    </style:style>
    <style:style style:name="P6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text-properties fo:color="#ffffff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-color="#ffffff"/>
      <style:text-properties fo:font-size="29.3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draw:frame presentation:style-name="pr1" draw:text-style-name="P2" draw:layer="layout" svg:width="24.2cm" svg:height="18cm" svg:x="1.8cm" svg:y="1.4cm" presentation:class="subtitle" presentation:user-transformed="true">
          <draw:text-box>
            <text:p text:style-name="P1"><text:span text:style-name="T1"/></text:p>
            <text:p text:style-name="P1"><text:span text:style-name="T1">Contabilidade Geral</text:span></text:p>
            <text:p text:style-name="P1"><text:span text:style-name="T1"/></text:p>
            <text:p text:style-name="P1"><text:span text:style-name="T1">E</text:span></text:p>
            <text:p text:style-name="P1"><text:span text:style-name="T1"><text:s/></text:span></text:p>
            <text:p text:style-name="P1"><text:span text:style-name="T1">Contabilidade de Custo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32">
        <draw:frame presentation:style-name="pr3" draw:text-style-name="P5" draw:layer="layout" svg:width="18cm" svg:height="2.6cm" svg:x="5cm" svg:y="9cm" presentation:class="subtitle" presentation:user-transformed="true">
          <draw:text-box>
            <text:p text:style-name="P4"><text:span text:style-name="T2">Contabilidade Geral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draw:frame presentation:style-name="pr5" draw:text-style-name="P7" draw:layer="layout" svg:width="12.7cm" svg:height="4.8cm" svg:x="0.4cm" svg:y="5.2cm" presentation:class="subtitle" presentation:user-transformed="true">
          <draw:text-box>
            <text:p text:style-name="P6"><text:span text:style-name="T3">Titulo, tamanho maximo 32, sem negrito</text:span></text:p>
          </draw:text-box>
        </draw:frame>
        <draw:frame draw:style-name="gr2" draw:text-style-name="P8" draw:layer="layout" svg:width="10.2cm" svg:height="1cm" svg:x="1.2cm" svg:y="1.4cm">
          <draw:text-box>
            <text:p/>
          </draw:text-box>
        </draw:frame>
        <draw:frame draw:style-name="gr3" draw:text-style-name="P10" draw:layer="layout" svg:width="16.8cm" svg:height="4.2cm" svg:x="1.2cm" svg:y="0.8cm">
          <draw:text-box>
            <text:p text:style-name="P9"><text:span text:style-name="T4">Coloque aqui o título, ou subtítulo, aquele que o assunto abordado esteja contido</text:span></text:p>
          </draw:text-box>
        </draw:frame>
        <draw:frame draw:style-name="gr4" draw:text-style-name="P8" draw:layer="layout" svg:width="15.2cm" svg:height="3cm" svg:x="2cm" svg:y="10.4cm">
          <draw:text-box>
            <text:p/>
          </draw:text-box>
        </draw:frame>
        <draw:frame draw:style-name="gr5" draw:text-style-name="P8" draw:layer="layout" svg:width="1.4cm" svg:height="0.2cm" svg:x="2.4cm" svg:y="12.2cm">
          <draw:text-box>
            <text:p/>
          </draw:text-box>
        </draw:frame>
        <draw:frame draw:style-name="gr6" draw:text-style-name="P8" draw:layer="layout" svg:width="14.654cm" svg:height="1.673cm" svg:x="2.4cm" svg:y="12.2cm">
          <draw:text-box>
            <text:p>Identifique a parte colocando no inicio do trabalho,</text:p>
            <text:p>E outra no final indicando o fim do seus slides 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2">
        <draw:frame presentation:style-name="pr6" draw:text-style-name="P5" draw:layer="layout" svg:width="21.8cm" svg:height="3.785cm" svg:x="3cm" svg:y="9.015cm" presentation:class="subtitle" presentation:user-transformed="true">
          <draw:text-box>
            <text:p text:style-name="P4"><text:span text:style-name="T2">Contabilidade de Custo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2">
        <draw:frame presentation:style-name="pr5" draw:text-style-name="P7" draw:layer="layout" svg:width="12.7cm" svg:height="4.8cm" svg:x="0cm" svg:y="4.8cm" presentation:class="subtitle" presentation:user-transformed="true">
          <draw:text-box>
            <text:p text:style-name="P6"><text:span text:style-name="T3">Titulo ou subtítulo, tamanho maximo 32, sem negrito</text:span></text:p>
          </draw:text-box>
        </draw:frame>
        <draw:frame draw:style-name="gr2" draw:text-style-name="P8" draw:layer="layout" svg:width="10.2cm" svg:height="1cm" svg:x="1.2cm" svg:y="1.4cm">
          <draw:text-box>
            <text:p/>
          </draw:text-box>
        </draw:frame>
        <draw:frame draw:style-name="gr7" draw:text-style-name="P10" draw:layer="layout" svg:width="14.2cm" svg:height="4.022cm" svg:x="1.158cm" svg:y="0.38cm">
          <draw:text-box>
            <text:p text:style-name="P9"><text:span text:style-name="T4">Contabilidade</text:span><text:span text:style-name="T5"> </text:span></text:p>
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e</text:span></text:p>
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ustos</text:span></text:p>
          </draw:text-box>
        </draw:frame>
        <draw:frame draw:style-name="gr6" draw:text-style-name="P8" draw:layer="layout" svg:width="10.611cm" svg:height="1.673cm" svg:x="2.001cm" svg:y="10.401cm">
          <draw:text-box>
            <text:p>Colocar os Subtítulos se necessário</text:p>
            <text:p>… tamanho da fonte a escolha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6D6B2E9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00:04:43.235145386</meta:creation-date>
    <dc:date>2016-09-07T00:40:01.727827271</dc:date>
    <meta:editing-duration>PT2M38S</meta:editing-duration>
    <meta:editing-cycles>1</meta:editing-cycles>
    <meta:document-statistic meta:object-count="56"/>
    <meta:generator>LibreOffice/4.4.3.2$Linux_X86_64 LibreOffice_project/40m0$Build-2</meta:generator>
  </office:meta>
</office:document-meta>
</file>